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873b" officeooo:paragraph-rsid="0017873b"/>
    </style:style>
    <style:style style:name="P2" style:family="paragraph" style:parent-style-name="Standard">
      <style:text-properties officeooo:rsid="00182829" officeooo:paragraph-rsid="001e1817"/>
    </style:style>
    <style:style style:name="P3" style:family="paragraph" style:parent-style-name="Standard">
      <style:text-properties officeooo:rsid="0019d895" officeooo:paragraph-rsid="0019d895"/>
    </style:style>
    <style:style style:name="P4" style:family="paragraph" style:parent-style-name="Standard">
      <style:text-properties officeooo:rsid="001e1817" officeooo:paragraph-rsid="001e1817"/>
    </style:style>
    <style:style style:name="P5" style:family="paragraph" style:parent-style-name="Standard">
      <style:text-properties officeooo:rsid="0021cd09" officeooo:paragraph-rsid="0021cd09"/>
    </style:style>
    <style:style style:name="P6" style:family="paragraph" style:parent-style-name="Standard">
      <style:text-properties officeooo:rsid="002624db" officeooo:paragraph-rsid="002624db"/>
    </style:style>
    <style:style style:name="P7" style:family="paragraph" style:parent-style-name="Standard">
      <style:text-properties officeooo:rsid="00274ab9" officeooo:paragraph-rsid="00274ab9"/>
    </style:style>
    <style:style style:name="T1" style:family="text">
      <style:text-properties officeooo:rsid="001ad989"/>
    </style:style>
    <style:style style:name="T2" style:family="text">
      <style:text-properties officeooo:rsid="001c72bc"/>
    </style:style>
    <style:style style:name="T3" style:family="text">
      <style:text-properties officeooo:rsid="001e1d5c"/>
    </style:style>
    <style:style style:name="T4" style:family="text">
      <style:text-properties officeooo:rsid="001fceb4"/>
    </style:style>
    <style:style style:name="T5" style:family="text">
      <style:text-properties officeooo:rsid="00207781"/>
    </style:style>
    <style:style style:name="T6" style:family="text">
      <style:text-properties officeooo:rsid="0022df01"/>
    </style:style>
    <style:style style:name="T7" style:family="text">
      <style:text-properties officeooo:rsid="00244584"/>
    </style:style>
    <style:style style:name="T8" style:family="text">
      <style:text-properties officeooo:rsid="00247f18"/>
    </style:style>
    <style:style style:name="T9" style:family="text">
      <style:text-properties officeooo:rsid="002624db"/>
    </style:style>
    <style:style style:name="T10" style:family="text">
      <style:text-properties officeooo:rsid="0029084b"/>
    </style:style>
    <style:style style:name="T11" style:family="text">
      <style:text-properties officeooo:rsid="0029c21f"/>
    </style:style>
    <style:style style:name="T12" style:family="text">
      <style:text-properties officeooo:rsid="002bb696"/>
    </style:style>
    <style:style style:name="T13" style:family="text">
      <style:text-properties officeooo:rsid="002ce5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Balzac nous décris <text:span text:style-name="T11">dans le livre Ursule Mirouet</text:span> <text:span text:style-name="T11">la beauté et la pureté d’Ursule vus par les yeux du <text:s/>fils du docteur.</text:span></text:p>
      <text:p text:style-name="P1"/>
      <text:p text:style-name="P3">La personne que décrit le jeune homme est très belle, tellement belle qu’il en est subjugué.</text:p>
      <text:p text:style-name="P3">Il est surpris de voir une tel<text:span text:style-name="T8">le</text:span> beauté. Il nous le prouve dans la première phrase et la succession d’expression<text:span text:style-name="T8">s</text:span> de surprise : « hasard au moment où » et « stupéfait ».</text:p>
      <text:p text:style-name="P3">Elle est si belle que le narrateur laisse <text:span text:style-name="T8">planer une part de </text:span>mystère qui est de l’ordre du fantasme. « … <text:span text:style-name="T1">apercevoir la beauté de son corps », </text:span><text:span text:style-name="T8">ou </text:span><text:span text:style-name="T1">« </text:span><text:span text:style-name="T2">on devinait de jolie</text:span><text:span text:style-name="T8">s</text:span><text:span text:style-name="T2"> mains</text:span><text:span text:style-name="T1"> ».</text:span></text:p>
      <text:p text:style-name="P4">Dans le phrase <text:span text:style-name="T2">« Sa santé bien que brillante, n’éclatait point grossièrement, en sorte qu’elle avait l’air distingué. » </text:span>Le narrateur met en valeur l’air distingué d’Ursule grâce a <text:span text:style-name="T3">une</text:span> négation. <text:span text:style-name="T3">Il utilise aussi la répétition pour </text:span><text:span text:style-name="T4">insister sur la blondeur et la minceur d’Ursule. Sa beauté est d’autant plus belle qu’elle est sans artifice. Le narrateur insiste sur tout ce qu’elle a de naturel : « … Ursule déployait alors </text:span><text:span text:style-name="T13">la </text:span><text:span text:style-name="T4">grâce innée que les femmes… » La phrase l 22 à 26 « … ses cheveux … par les mille bosses brillantes. » </text:span><text:span text:style-name="T5">exprime la négligence d’ Ursule et qu’elle sait qu’elle n’a pas besoin de bien se coiffer pour être magnifique.</text:span></text:p>
      <text:p text:style-name="P4"/>
      <text:p text:style-name="P5"><text:span text:style-name="T9">Elle est belle, mais </text:span><text:span text:style-name="T13">pas </text:span><text:span text:style-name="T9">seulement. </text:span>Le narrateur dit <text:span text:style-name="T9">également</text:span> qu’elle est pure « … par un rare privilège de la pureté des lignes de la physionomie. »</text:p>
      <text:p text:style-name="P6">Sa pureté est exprimée à de nombreuses reprises par différentes occurrences.</text:p>
      <text:p text:style-name="P6">Sa blancheur : <text:span text:style-name="T6">Le narrateur fait une répétition de la blancheur : l11 « blanche… </text:span><text:span text:style-name="T7">l15…</text:span><text:span text:style-name="T6"> </text:span><text:span text:style-name="T7">blancheur l21 … blancheur ». Le blanc </text:span><text:span text:style-name="T13">est un </text:span><text:span text:style-name="T7">symbole de pureté.</text:span></text:p>
      <text:p text:style-name="P7">Sa pureté est céleste, elle se traduit par le champs lexical de la religion : «  l6 … son paroissien… l7 alors la grâce innée… l10 une divine simple<text:span text:style-name="T12">sse</text:span> »</text:p>
      <text:p text:style-name="P7">Tout a<text:span text:style-name="T12">u</text:span> long du texte Ursule nous est décrite <text:span text:style-name="T12">c</text:span>omme étant <text:span text:style-name="T12">vêtue</text:span> de blanc et de bleu, cette référence incarne l’idéale de la pureté.</text:p>
      <text:p text:style-name="P7">Pour finir on peut constater une référence a une pureté enfantine avec quelque r<text:span text:style-name="T12">é</text:span>f<text:span text:style-name="T12">é</text:span>rence physique <text:span text:style-name="T10">(l12 « taille plate… » elle a la morphologie d’une enfant )</text:span> ou <text:span text:style-name="T12">allégorique</text:span> <text:span text:style-name="T10">(l27 « joues comme un nuage).</text:span></text:p>
      <text:p text:style-name="P7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1T10:55:05.981000000</meta:creation-date>
    <dc:date>2021-11-21T21:56:50.041000000</dc:date>
    <meta:editing-duration>PT13M58S</meta:editing-duration>
    <meta:editing-cycles>5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1" meta:word-count="377" meta:character-count="2056" meta:non-whitespace-character-count="1688"/>
  </office:meta>
</office:document-meta>
</file>